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rac>
              <mrow>
                <mi>T</mi>
              </mrow>
              <mrow>
                <mi>L</mi>
              </mrow>
            </mfrac>
            <mrow>
              <mo stretchy="false">(</mo>
              <mrow>
                <mrow>
                  <mn>1</mn>
                  <mo stretchy="false">+</mo>
                  <mfrac>
                    <mrow>
                      <mi>T</mi>
                    </mrow>
                    <mrow>
                      <mn>3L</mn>
                    </mrow>
                  </mfrac>
                </mrow>
              </mrow>
              <mo stretchy="false">)</mo>
            </mrow>
            <mi>;</mi>
          </mrow>
        </mtd>
      </mtr>
      <mtr>
        <mtd>
          <mrow>
            <mfrac>
              <mrow>
                <mi>T</mi>
              </mrow>
              <mrow>
                <mi>L</mi>
              </mrow>
            </mfrac>
            <mrow>
              <mo stretchy="false">(</mo>
              <mrow>
                <mrow>
                  <mn>0.9</mn>
                  <mo stretchy="false">+</mo>
                  <mfrac>
                    <mrow>
                      <mi>T</mi>
                    </mrow>
                    <mrow>
                      <mn>12L</mn>
                    </mrow>
                  </mfrac>
                </mrow>
              </mrow>
              <mo stretchy="false">)</mo>
            </mrow>
            <mi>;</mi>
            <mi/>
            <mfrac>
              <mrow>
                <mi>L</mi>
                <mrow>
                  <mo stretchy="false">(</mo>
                  <mrow>
                    <mrow>
                      <mn>30T</mn>
                      <mo stretchy="false">+</mo>
                      <mn>3L</mn>
                    </mrow>
                  </mrow>
                  <mo stretchy="false">)</mo>
                </mrow>
              </mrow>
              <mrow>
                <mrow>
                  <mn>9T</mn>
                  <mo stretchy="false">+</mo>
                  <mn>20L</mn>
                </mrow>
              </mrow>
            </mfrac>
            <mi>;</mi>
          </mrow>
        </mtd>
      </mtr>
      <mtr>
        <mtd>
          <mrow>
            <mfrac>
              <mrow>
                <mi>T</mi>
              </mrow>
              <mrow>
                <mi>L</mi>
              </mrow>
            </mfrac>
            <mrow>
              <mo stretchy="false">(</mo>
              <mrow>
                <mrow>
                  <mfrac>
                    <mrow>
                      <mn>4</mn>
                    </mrow>
                    <mrow>
                      <mn>3</mn>
                    </mrow>
                  </mfrac>
                  <mo stretchy="false">+</mo>
                  <mfrac>
                    <mrow>
                      <mi>T</mi>
                    </mrow>
                    <mrow>
                      <mn>4L</mn>
                    </mrow>
                  </mfrac>
                </mrow>
              </mrow>
              <mo stretchy="false">)</mo>
            </mrow>
            <mi>;</mi>
            <mi/>
            <mfrac>
              <mrow>
                <mi>L</mi>
                <mrow>
                  <mo stretchy="false">(</mo>
                  <mrow>
                    <mrow>
                      <mn>32T</mn>
                      <mo stretchy="false">+</mo>
                      <mn>6L</mn>
                    </mrow>
                  </mrow>
                  <mo stretchy="false">)</mo>
                </mrow>
              </mrow>
              <mrow>
                <mrow>
                  <mn>13T</mn>
                  <mo stretchy="false">+</mo>
                  <mn>8L</mn>
                </mrow>
              </mrow>
            </mfrac>
            <mi>;</mi>
            <mi/>
            <mfrac>
              <mrow>
                <mn>4LT</mn>
              </mrow>
              <mrow>
                <mrow>
                  <mn>11T</mn>
                  <mo stretchy="false">+</mo>
                  <mn>2L</mn>
                </mrow>
              </mrow>
            </mfrac>
            <mi>;</mi>
          </mrow>
        </mtd>
      </mtr>
    </mtable>
    <annotation encoding="StarMath 5.0">{T} over {L} ( 1 + {T} over {3L} );newline 

{T} over {L} ( 0.9 + {T} over {12L} ); ~ {L(30T + 3L)} over {9T + 20L} ; newline 
{T} over {L} ( {4} over {3}  + {T} over {4L} ); ~ {L(32T + 6L)} over {13T + 8L}; ~ {4LT} over {11T + 2L};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3-11-10T18:49:28</meta:creation-date>
    <meta:printed-by>Pablo </meta:printed-by>
    <meta:print-date>2013-11-10T19:08:15</meta:print-date>
    <meta:generator>LibreOffice/4.0.2.2$Linux_X86_64 LibreOffice_project/400m0$Build-2</meta:generator>
  </office:meta>
</office:document-meta>
</file>